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59686" officeooo:paragraph-rsid="000b60a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1pt" style:text-underline-style="none" fo:font-weight="normal" officeooo:rsid="00059686" officeooo:paragraph-rsid="000b60ae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1pt" style:text-underline-style="none" fo:font-weight="normal" officeooo:rsid="00059686" officeooo:paragraph-rsid="00059686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1pt" fo:font-weight="bold" officeooo:rsid="00059686" officeooo:paragraph-rsid="00059686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11pt" fo:font-weight="bold" officeooo:rsid="0004e045" officeooo:paragraph-rsid="0006208f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1pt" fo:font-weight="bold" officeooo:rsid="0005b7a3" officeooo:paragraph-rsid="0005b7a3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1pt" fo:font-weight="bold" officeooo:rsid="0005b7a3" officeooo:paragraph-rsid="0005b7a3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1pt" fo:font-weight="bold" officeooo:rsid="0012cc6a" officeooo:paragraph-rsid="0012cc6a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officeooo:rsid="0012cc6a" officeooo:paragraph-rsid="00163285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bold" officeooo:rsid="0014b856" officeooo:paragraph-rsid="0014b856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fo:font-weight="normal" officeooo:rsid="0004e045" officeooo:paragraph-rsid="00059686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fo:font-weight="normal" officeooo:rsid="000b6af9" officeooo:paragraph-rsid="0006208f" style:font-size-asian="11pt" style:font-weight-asian="normal" style:font-size-complex="11pt" style:font-weight-complex="normal"/>
    </style:style>
    <style:style style:name="P13" style:family="paragraph" style:parent-style-name="Standard">
      <style:text-properties fo:font-size="11pt" fo:font-weight="normal" officeooo:rsid="000c9f83" officeooo:paragraph-rsid="00059686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1pt" fo:font-weight="normal" officeooo:rsid="0005b7a3" officeooo:paragraph-rsid="00059686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1pt" fo:font-weight="normal" officeooo:rsid="00078af3" officeooo:paragraph-rsid="00078af3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1pt" fo:font-weight="normal" officeooo:rsid="000c5c51" officeooo:paragraph-rsid="000c5c51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1pt" officeooo:rsid="00059686" officeooo:paragraph-rsid="00059686" style:font-size-asian="11pt" style:font-size-complex="11pt"/>
    </style:style>
    <style:style style:name="P18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059686" officeooo:paragraph-rsid="000b60ae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paragraph-rsid="00078af3"/>
    </style:style>
    <style:style style:name="P20" style:family="paragraph" style:parent-style-name="Standard">
      <style:paragraph-properties fo:text-align="start" style:justify-single-word="false"/>
      <style:text-properties officeooo:paragraph-rsid="00107a05"/>
    </style:style>
    <style:style style:name="P21" style:family="paragraph" style:parent-style-name="Standard">
      <style:paragraph-properties fo:text-align="start" style:justify-single-word="false"/>
      <style:text-properties fo:color="#000000" style:font-name="Liberation Serif" fo:font-size="11pt" fo:font-weight="normal" officeooo:rsid="00107a05" officeooo:paragraph-rsid="00107a05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Liberation Serif" fo:font-size="11pt" fo:font-weight="normal" officeooo:rsid="0012cc6a" officeooo:paragraph-rsid="00163285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style:font-name="Liberation Serif" fo:font-size="11pt" fo:font-weight="bold" officeooo:rsid="0012cc6a" officeooo:paragraph-rsid="00163285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style:font-name="Liberation Serif" fo:font-size="11pt" fo:font-weight="bold" officeooo:rsid="0012cc6a" officeooo:paragraph-rsid="00163285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style:font-name="Liberation Serif" fo:font-size="11pt" fo:font-weight="bold" officeooo:rsid="0012cc6a" officeooo:paragraph-rsid="0012cc6a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style:font-name="Liberation Serif" fo:font-size="11pt" fo:font-weight="bold" officeooo:rsid="0014b856" officeooo:paragraph-rsid="0014b856" style:font-size-asian="11pt" style:font-weight-asian="bold" style:font-size-complex="11pt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1pt" fo:font-weight="normal" officeooo:rsid="00078af3" officeooo:paragraph-rsid="00078af3" style:font-size-asian="11pt" style:font-weight-asian="normal" style:font-size-complex="11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fo:font-size="11pt" fo:font-weight="normal" officeooo:rsid="000c5c51" officeooo:paragraph-rsid="000c5c51" style:font-size-asian="11pt" style:font-weight-asian="normal" style:font-size-complex="11pt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fo:font-size="11pt" fo:font-weight="normal" officeooo:rsid="00107a05" officeooo:paragraph-rsid="00107a05" style:font-size-asian="11pt" style:font-weight-asian="normal" style:font-size-complex="11pt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size="11pt" fo:font-weight="normal" officeooo:rsid="00078af3" style:font-size-asian="11pt" style:font-weight-asian="normal" style:font-size-complex="11pt" style:font-weight-complex="normal"/>
    </style:style>
    <style:style style:name="T4" style:family="text">
      <style:text-properties fo:font-size="11pt" fo:font-weight="normal" officeooo:rsid="00107a05" style:font-size-asian="11pt" style:font-weight-asian="normal" style:font-size-complex="11pt" style:font-weight-complex="normal"/>
    </style:style>
    <style:style style:name="T5" style:family="text">
      <style:text-properties fo:font-size="11pt" fo:font-weight="bold" officeooo:rsid="00078af3" style:font-size-asian="11pt" style:font-weight-asian="bold" style:font-size-complex="11pt" style:font-weight-complex="bold"/>
    </style:style>
    <style:style style:name="T6" style:family="text">
      <style:text-properties fo:font-size="11pt" fo:font-weight="bold" officeooo:rsid="00107a05" style:font-size-asian="11pt" style:font-weight-asian="bold" style:font-size-complex="11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c921d" style:font-weight-asian="normal" style:font-weight-complex="normal"/>
    </style:style>
    <style:style style:name="T9" style:family="text">
      <style:text-properties fo:font-weight="normal" officeooo:rsid="00068103" style:font-weight-asian="normal" style:font-weight-complex="normal"/>
    </style:style>
    <style:style style:name="T10" style:family="text">
      <style:text-properties fo:font-weight="normal" officeooo:rsid="00111156" style:font-weight-asian="normal" style:font-weight-complex="normal"/>
    </style:style>
    <style:style style:name="T11" style:family="text">
      <style:text-properties fo:font-weight="normal" officeooo:rsid="000b6af9" style:font-weight-asian="normal" style:font-weight-complex="normal"/>
    </style:style>
    <style:style style:name="T12" style:family="text">
      <style:text-properties fo:font-weight="normal" officeooo:rsid="0009afa4" style:font-weight-asian="normal" style:font-weight-complex="normal"/>
    </style:style>
    <style:style style:name="T13" style:family="text">
      <style:text-properties fo:font-weight="normal" officeooo:rsid="000c9f83" style:font-weight-asian="normal" style:font-weight-complex="normal"/>
    </style:style>
    <style:style style:name="T14" style:family="text">
      <style:text-properties fo:font-weight="normal" officeooo:rsid="001396e8" style:font-weight-asian="normal" style:font-weight-complex="normal"/>
    </style:style>
    <style:style style:name="T15" style:family="text">
      <style:text-properties fo:font-weight="normal" officeooo:rsid="0005b7a3" style:font-weight-asian="normal" style:font-weight-complex="normal"/>
    </style:style>
    <style:style style:name="T16" style:family="text">
      <style:text-properties officeooo:rsid="000c9f83"/>
    </style:style>
    <style:style style:name="T17" style:family="text">
      <style:text-properties fo:font-variant="normal" fo:text-transform="none" fo:color="#000000" style:font-name="Liberation Serif" fo:letter-spacing="normal"/>
    </style:style>
    <style:style style:name="T18" style:family="text">
      <style:text-properties fo:font-variant="normal" fo:text-transform="none" fo:color="#000000" style:font-name="Liberation Serif" fo:letter-spacing="normal" fo:font-style="normal"/>
    </style:style>
    <style:style style:name="T19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style:text-blinking="false" fo:background-color="#ffffff" loext:char-shading-value="0"/>
    </style:style>
    <style:style style:name="T20" style:family="text">
      <style:text-properties fo:color="#000000" style:font-name="Liberation Serif"/>
    </style:style>
    <style:style style:name="T21" style:family="text">
      <style:text-properties fo:color="#000000" style:font-name="Liberation Serif" officeooo:rsid="0014b856"/>
    </style:style>
    <style:style style:name="T22" style:family="text">
      <style:text-properties fo:color="#000000" style:font-name="Liberation Serif" style:text-underline-style="none" fo:font-weight="normal" style:font-weight-asian="normal" style:font-weight-complex="normal"/>
    </style:style>
    <style:style style:name="T23" style:family="text">
      <style:text-properties fo:color="#000000" style:font-name="Liberation Serif" fo:font-weight="normal" style:font-weight-asian="normal" style:font-weight-complex="normal"/>
    </style:style>
    <style:style style:name="T24" style:family="text">
      <style:text-properties officeooo:rsid="0010d9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1"/>
      <text:p text:style-name="P5"><text:span text:style-name="T7">Data engineer with a background in </text:span><text:span text:style-name="T8">Sport Data Analytics</text:span><text:span text:style-name="T7"> and </text:span><text:span text:style-name="T8">Machine Learning</text:span><text:span text:style-name="T7"> with skills in Python, R, SQL, MongoDB, Excel and </text:span><text:span text:style-name="T9">visualization dash-boarding with JavaScript</text:span><text:span text:style-name="T7">/HTML/CSS </text:span><text:span text:style-name="T10">and R/Shiny</text:span><text:span text:style-name="T7">. <text:s/></text:span><text:span text:style-name="T11">C</text:span><text:span text:style-name="T12">ompleted certification f</text:span><text:span text:style-name="T7">rom </text:span><text:span text:style-name="T12">the </text:span><text:span text:style-name="T7">University of Toronto’s School of Continuing Studies Data Analytics Bootcamp </text:span><text:span text:style-name="T11">with projects at github.com/tomcallegari and an honours graduate of Humber College’s 3-year advanced college diploma in Sports Management with a class wide award for Excellence in Academic and Internship Achievement for internships with Maple Leaf Sports and Entertainment (MLSE) and the Toronto Argonaut Football Club. <text:s/></text:span></text:p>
      <text:p text:style-name="P12"/>
      <text:p text:style-name="P5"><text:span text:style-name="T13">I am passionate about continually learning and increasing my data analytic skills, a</text:span><text:span text:style-name="T14">m a</text:span><text:span text:style-name="T13"> strong communicator who thrives in team environments and I find great satisfaction in extracting meaningful insights from complicated data.</text:span></text:p>
      <text:p text:style-name="P13"/>
      <text:p text:style-name="P4"><text:span text:style-name="T16">T</text:span>echnical Skills</text:p>
      <text:p text:style-name="P4"/>
      <text:p text:style-name="P17"><text:span text:style-name="T7">Python – R – SQL – MongoDB – Excel – JavaScript/HTML/CSS – </text:span><text:span text:style-name="T15">Machine Learning</text:span></text:p>
      <text:p text:style-name="P14"/>
      <text:p text:style-name="P6">Projects</text:p>
      <text:p text:style-name="P6"/>
      <text:p text:style-name="P7"/>
      <text:p text:style-name="P19"><text:span text:style-name="T5">Scouting with AI</text:span><text:span text:style-name="T3"> - </text:span><text:a xlink:type="simple" xlink:href="https://github.com/TomCallegari/ScoutingWithAI" text:style-name="Internet_20_link" text:visited-style-name="Visited_20_Internet_20_Link"><text:span text:style-name="T2">github.com/TomCallegari/ScoutingWithAI</text:span></text:a><text:span text:style-name="T3"> </text:span></text:p>
      <text:list xml:id="list3802516465" text:style-name="L1">
        <text:list-item>
          <text:p text:style-name="P27">Final project for UofT SCS Data Analytics Bootcamp that combines web-scraping, ETL processes and Python (Pandas, Numpy, Matplotlib, Tensorflow, PyMongo) to model amateur hockey player<text:span text:style-name="T24">s and their potential future performance.</text:span></text:p>
        </text:list-item>
      </text:list>
      <text:p text:style-name="P15"/>
      <text:p text:style-name="P19"><text:span text:style-name="T5">Housing Prices Kaggle Competition</text:span><text:span text:style-name="T3"> - </text:span><text:a xlink:type="simple" xlink:href="https://github.com/TomCallegari/MachineLearningWithR-HousingPrices/blob/master/housing.proj.v4.r" text:style-name="Internet_20_link" text:visited-style-name="Visited_20_Internet_20_Link"><text:span text:style-name="T2">github.com/TomCallegari/MachineLearningWithR-HousingPrices</text:span></text:a></text:p>
      <text:list xml:id="list1428266134" text:style-name="L2">
        <text:list-item>
          <text:p text:style-name="P28">Demonstration of data science workflow with R using the Tidyverse packages (dplyr, ggplot, caret, etc.)</text:p>
        </text:list-item>
      </text:list>
      <text:p text:style-name="P16"/>
      <text:p text:style-name="P20"><text:span text:style-name="T6">Machine Learning Challenge</text:span><text:span text:style-name="T4"> for UofT SCS Data Analytics Bootcamp - </text:span><text:a xlink:type="simple" xlink:href="https://github.com/TomCallegari/machine-learning-challenge" text:style-name="Internet_20_link" text:visited-style-name="Visited_20_Internet_20_Link">github.com/TomCallegari/machine-learning-challenge</text:a></text:p>
      <text:list xml:id="list1322289746" text:style-name="L3">
        <text:list-item>
          <text:p text:style-name="P29"><text:span text:style-name="T18">The purpose of this assignment was to explore, manipulate, build and then compare multiple machine learning models from the </text:span><text:a xlink:type="simple" xlink:href="https://www.kaggle.com/nasa/kepler-exoplanet-search-results" text:style-name="Internet_20_link" text:visited-style-name="Visited_20_Internet_20_Link"><text:span text:style-name="T19">NASA Kepler Space Telescope</text:span></text:a><text:span text:style-name="T17"> </text:span><text:span text:style-name="T18">dataset.</text:span><text:span text:style-name="T20"> </text:span></text:p>
        </text:list-item>
      </text:list>
      <text:p text:style-name="P21"/>
      <text:p text:style-name="P23">Experience</text:p>
      <text:p text:style-name="P9"><text:span text:style-name="T22">Ticketing Analytics Intern</text:span><text:span text:style-name="T20"><text:tab/><text:tab/><text:tab/><text:tab/><text:tab/><text:tab/><text:tab/><text:tab/><text:tab/><text:tab/><text:tab/></text:span><text:span text:style-name="T23">September 2017 – December 2017</text:span></text:p>
      <text:p text:style-name="P24">Toronto Argonaut Football Club</text:p>
      <text:p text:style-name="P22"/>
      <text:p text:style-name="P9"><text:span text:style-name="T23">Ticketing / Marketing Analytics Intern <text:tab/></text:span><text:span text:style-name="T20"><text:tab/><text:tab/><text:tab/><text:tab/><text:tab/><text:tab/><text:tab/><text:tab/><text:tab/></text:span><text:span text:style-name="T23">January 2018 – April 2018</text:span></text:p>
      <text:p text:style-name="P25">Maple Leafs Sports and Entertainment</text:p>
      <text:p text:style-name="P25"/>
      <text:p text:style-name="P8"><text:span text:style-name="T21"><text:tab/><text:tab/>Education</text:span><text:span text:style-name="T20"><text:tab/><text:tab/></text:span></text:p>
      <text:p text:style-name="P10"><text:span text:style-name="T23">Certificate, Data Analytics Bootcamp<text:tab/></text:span><text:span text:style-name="T20"><text:tab/><text:tab/><text:tab/><text:tab/><text:tab/><text:tab/><text:tab/><text:tab/><text:tab/> <text:s text:c="4"/></text:span><text:span text:style-name="T23">May 2019 – November 2019</text:span></text:p>
      <text:p text:style-name="P26">University of Toronto School of Continuing Studies<text:tab/><text:tab/></text:p>
      <text:p text:style-name="P26"/>
      <text:p text:style-name="P10"><text:span text:style-name="T23">Advanced College Diploma – Honours, HRT Award for Academic and Internship Excellence</text:span><text:span text:style-name="T20"> <text:tab/><text:tab/></text:span><text:span text:style-name="T23">2015 – 2018</text:span></text:p>
      <text:p text:style-name="P10"><text:span text:style-name="T20">Humber College – </text:span><text:span text:style-name="T23">Etobicoke, Ontario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4pt" fo:font-weight="bold" officeooo:rsid="00059686" officeooo:paragraph-rsid="000b60ae" style:font-size-asian="14pt" style:font-weight-asian="bold" style:font-size-complex="14pt" style:font-weight-complex="bold"/>
    </style:style>
    <style:style style:name="MP2" style:family="paragraph" style:parent-style-name="Standard">
      <style:paragraph-properties fo:text-align="center" style:justify-single-word="false"/>
      <style:text-properties fo:font-size="11pt" style:text-underline-style="none" fo:font-weight="normal" officeooo:rsid="00059686" officeooo:paragraph-rsid="000b60ae" style:font-size-asian="11pt" style:font-weight-asian="normal" style:font-size-complex="11pt" style:font-weight-complex="normal"/>
    </style:style>
    <style:style style:name="MP3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059686" officeooo:paragraph-rsid="000b60ae" style:font-size-asian="10.5pt" style:font-weight-asian="normal" style:font-size-complex="12pt" style:font-weight-complex="normal"/>
    </style:style>
    <style:style style:name="MT1" style:family="text">
      <style:text-properties fo:font-size="11pt" style:font-size-asian="11pt" style:font-size-complex="11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homas Callegari</text:p>
        <text:p text:style-name="MP2">Etobicoke, Ontario, M8V 2T3</text:p>
        <text:p text:style-name="MP3"><text:span text:style-name="MT1">416-904-7738 / </text:span><text:a xlink:type="simple" xlink:href="mailto:thomascallegari@yahoo.com" text:style-name="Internet_20_link" text:visited-style-name="Visited_20_Internet_20_Link"><text:span text:style-name="MT1">thomascallegari@yahoo.com</text:span></text:a></text:p>
        <text:p text:style-name="MP2">ca.linkedin.com/in/tomcallegari / github.com/TomCallegari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6:04:19.808455520</meta:creation-date>
    <dc:date>2019-12-18T15:20:35.883623351</dc:date>
    <meta:editing-duration>PT1H11M52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295" meta:character-count="2340" meta:non-whitespace-character-count="2014"/>
  </office:meta>
</office:document-meta>
</file>